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2257560" text:id="ct2922575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8141326249319238" text:style-name="L1">
        <text:list-item>
          <text:p text:style-name="P28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0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0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0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0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0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0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0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0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0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0">/] <office:annotation office:name="__Annotation__1923_484518897"><dc:creator>iwabuchi ken</dc:creator><dc:date>2020-05-04T13:08:16.58</dc:date><text:p text:style-name="P33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3070_799772361"><dc:creator>iwabuchi ken</dc:creator><dc:date>2020-05-05T09:43:34.58</dc:date><text:p text:style-name="P33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0">/] <office:annotation office:name="__Annotation__3098_799772361"><dc:creator>iwabuchi ken</dc:creator><dc:date>2020-05-05T10:13:42.58</dc:date><text:p text:style-name="P33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1666_1309051837"><dc:creator>iwabuchi ken</dc:creator><dc:date>2020-05-06T08:58:14.58</dc:date><text:p text:style-name="P33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0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<office:annotation office:name="__Annotation__6846_106191355"><dc:creator>iwabuchi ken</dc:creator><dc:date>2020-05-07T14:44:51.59</dc:date><text:p text:style-name="P33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0">/] <office:annotation office:name="__Annotation__6879_106191355"><dc:creator>iwabuchi ken</dc:creator><dc:date>2020-05-07T14:58:47.61</dc:date><text:p text:style-name="P33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0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0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0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0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0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0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0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0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0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0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0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0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0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0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0">/] XXX 20200524_1053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0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2"><text:span text:style-name="T8"/></text:p>
            <text:p text:style-name="P12"><text:span text:style-name="T8">until – the morning</text:span></text:p>
            <text:p text:style-name="P12"><text:span text:style-name="T8"/></text:p>
            <text:p text:style-name="P12"><text:span text:style-name="T8">to thrill / with. love</text:span>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9">@@@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 אֶל-דְּרָכֶיהָ לִבֶּךָ; <text:s text:c="3"/>אַל-<text:soft-page-break/>תֵּתַע, בִּנְתִיבוֹתֶיה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כָּל-הֲרֻגֶיה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3"/>בֵּית נְתִיבוֹת נִצָּבָה.</text:p>
          </table:table-cell>
          <table:table-cell table:style-name="表29.B2" office:value-type="string">
            <text:p text:style-name="P12"/>
          </table:table-cell>
        </table:table-row>
        <table:table-row table:style-name="表29.210"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><text:soft-page-break/></text:p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292257560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<text:soft-page-break/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><text:soft-page-break/></text:p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3493408619753259212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5T18:53:08.50</dc:date>
    <dc:creator>iwabuchi ken</dc:creator>
    <meta:editing-duration>P5DT23H2M40S</meta:editing-duration>
    <meta:editing-cycles>399</meta:editing-cycles>
    <meta:generator>OpenOffice/4.1.3$Win32 OpenOffice.org_project/413m1$Build-9783</meta:generator>
    <meta:document-statistic meta:table-count="9" meta:image-count="0" meta:object-count="0" meta:page-count="36" meta:paragraph-count="909" meta:word-count="5082" meta:character-count="24990"/>
  </office:meta>
</office:document-meta>
</file>